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>
            <text:p>Config 1</text:p>
          </table:table-cell>
          <table:table-cell office:value-type="date" office:date-value="2011-08-04T21:47:19">
            <text:p>04/08/11 21:47</text:p>
          </table:table-cell>
          <table:table-cell office:value-type="date" office:date-value="2011-08-05T05:40:57">
            <text:p>05/08/11 05:40</text:p>
          </table:table-cell>
          <table:table-cell table:formula="of:=[.C1]-[.B1]" office:value-type="time" office:time-value="PT07H53M38S">
            <text:p>07:53:38</text:p>
          </table:table-cell>
        </table:table-row>
        <table:table-row table:style-name="ro1">
          <table:table-cell office:value-type="string">
            <text:p>Config 2</text:p>
          </table:table-cell>
          <table:table-cell office:value-type="date" office:date-value="2011-08-05T05:46:15">
            <text:p>05/08/11 05:46</text:p>
          </table:table-cell>
          <table:table-cell office:value-type="date" office:date-value="2011-08-05T14:44:00">
            <text:p>05/08/11 14:44</text:p>
          </table:table-cell>
          <table:table-cell table:formula="of:=[.C2]-[.B2]" office:value-type="time" office:time-value="PT08H57M45S">
            <text:p>08:57:45</text:p>
          </table:table-cell>
        </table:table-row>
        <table:table-row table:style-name="ro1">
          <table:table-cell office:value-type="string">
            <text:p>Config 3</text:p>
          </table:table-cell>
          <table:table-cell office:value-type="date" office:date-value="2011-08-05T14:49:07">
            <text:p>05/08/11 14:49</text:p>
          </table:table-cell>
          <table:table-cell office:value-type="date" office:date-value="2011-08-05T23:24:19">
            <text:p>05/08/11 23:24</text:p>
          </table:table-cell>
          <table:table-cell table:formula="of:=[.C3]-[.B3]" office:value-type="time" office:time-value="PT08H35M12S">
            <text:p>08:35:12</text:p>
          </table:table-cell>
        </table:table-row>
        <table:table-row table:style-name="ro1">
          <table:table-cell office:value-type="string">
            <text:p>Config 4</text:p>
          </table:table-cell>
          <table:table-cell office:value-type="date" office:date-value="2011-08-05T23:28:20">
            <text:p>05/08/11 23:28</text:p>
          </table:table-cell>
          <table:table-cell office:value-type="date" office:date-value="2011-08-06T05:48:34">
            <text:p>06/08/11 05:48</text:p>
          </table:table-cell>
          <table:table-cell table:formula="of:=[.C4]-[.B4]" office:value-type="time" office:time-value="PT06H20M14S">
            <text:p>06:20:14</text:p>
          </table:table-cell>
        </table:table-row>
        <table:table-row table:style-name="ro1">
          <table:table-cell office:value-type="string">
            <text:p>Config 5</text:p>
          </table:table-cell>
          <table:table-cell office:value-type="date" office:date-value="2011-08-06T05:52:26">
            <text:p>06/08/11 05:52</text:p>
          </table:table-cell>
          <table:table-cell office:value-type="date" office:date-value="2011-08-06T11:48:24">
            <text:p>06/08/11 11:48</text:p>
          </table:table-cell>
          <table:table-cell table:formula="of:=[.C5]-[.B5]" office:value-type="time" office:time-value="PT05H55M58S">
            <text:p>05:55:58</text:p>
          </table:table-cell>
        </table:table-row>
        <table:table-row table:style-name="ro1">
          <table:table-cell office:value-type="string">
            <text:p>Config 6</text:p>
          </table:table-cell>
          <table:table-cell office:value-type="date" office:date-value="2011-08-06T11:51:20">
            <text:p>06/08/11 11:51</text:p>
          </table:table-cell>
          <table:table-cell office:value-type="date" office:date-value="2011-08-06T17:06:13">
            <text:p>06/08/11 17:06</text:p>
          </table:table-cell>
          <table:table-cell table:formula="of:=[.C6]-[.B6]" office:value-type="time" office:time-value="PT05H14M53S">
            <text:p>05:14:53</text:p>
          </table:table-cell>
        </table:table-row>
        <table:table-row table:style-name="ro1">
          <table:table-cell office:value-type="string">
            <text:p>Config 7</text:p>
          </table:table-cell>
          <table:table-cell office:value-type="date" office:date-value="2011-08-06T17:10:02">
            <text:p>06/08/11 17:10</text:p>
          </table:table-cell>
          <table:table-cell office:value-type="date" office:date-value="2011-08-06T23:36:58">
            <text:p>06/08/11 23:36</text:p>
          </table:table-cell>
          <table:table-cell table:formula="of:=[.C7]-[.B7]" office:value-type="time" office:time-value="PT06H26M56S">
            <text:p>06:26:56</text:p>
          </table:table-cell>
        </table:table-row>
        <table:table-row table:style-name="ro1">
          <table:table-cell office:value-type="string">
            <text:p>Config 8</text:p>
          </table:table-cell>
          <table:table-cell office:value-type="date" office:date-value="2011-08-06T23:40:39">
            <text:p>06/08/11 23:40</text:p>
          </table:table-cell>
          <table:table-cell office:value-type="date" office:date-value="2011-08-07T05:53:12">
            <text:p>07/08/11 05:53</text:p>
          </table:table-cell>
          <table:table-cell table:formula="of:=[.C8]-[.B8]" office:value-type="time" office:time-value="PT06H12M33S">
            <text:p>06:12:33</text:p>
          </table:table-cell>
        </table:table-row>
        <table:table-row table:style-name="ro1">
          <table:table-cell office:value-type="string">
            <text:p>Config 9</text:p>
          </table:table-cell>
          <table:table-cell office:value-type="date" office:date-value="2011-08-07T05:55:13">
            <text:p>07/08/11 05:55</text:p>
          </table:table-cell>
          <table:table-cell office:value-type="date" office:date-value="2011-08-07T09:11:17">
            <text:p>07/08/11 09:11</text:p>
          </table:table-cell>
          <table:table-cell table:formula="of:=[.C9]-[.B9]" office:value-type="time" office:time-value="PT03H16M04S">
            <text:p>03:16:04</text:p>
          </table:table-cell>
        </table:table-row>
        <table:table-row table:style-name="ro1">
          <table:table-cell office:value-type="string">
            <text:p>Config 10</text:p>
          </table:table-cell>
          <table:table-cell office:value-type="date" office:date-value="2011-08-07T09:13:13">
            <text:p>07/08/11 09:13</text:p>
          </table:table-cell>
          <table:table-cell office:value-type="date" office:date-value="2011-08-07T12:12:37">
            <text:p>07/08/11 12:12</text:p>
          </table:table-cell>
          <table:table-cell table:formula="of:=[.C10]-[.B10]" office:value-type="time" office:time-value="PT02H59M24S">
            <text:p>02:59:24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/08/2011</text:date>, <text:time>12:1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 Hidalgo</meta:initial-creator>
    <meta:creation-date>2011-08-07T10:54:01</meta:creation-date>
    <dc:date>2011-08-07T12:19:32</dc:date>
    <dc:creator>Jorge Hidalgo</dc:creator>
    <meta:editing-duration>PT01H10M20S</meta:editing-duration>
    <meta:editing-cycles>1</meta:editing-cycles>
    <meta:document-statistic meta:table-count="3" meta:cell-count="40" meta:object-count="0"/>
    <meta:generator>OpenOffice.org/3.2$Unix OpenOffice.org_project/320m12$Build-9483</meta:generator>
  </office:meta>
</office:document-meta>
</file>